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0080" draw:fill="solid"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16cm" svg:height="7.419cm" svg:x="4.127cm" svg:y="4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4cm" svg:height="1.622cm" svg:x="4.864cm" svg:y="5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5T00:11:03</meta:creation-date>
    <dc:date>2013-05-15T00:12:52</dc:date>
    <dc:creator>Lauren Scott</dc:creator>
    <meta:editing-duration>PT1M49S</meta:editing-duration>
    <meta:editing-cycles>1</meta:editing-cycles>
    <meta:document-statistic meta:object-count="2"/>
    <meta:generator>OpenOffice.org/3.3$Unix OpenOffice.org_project/330m20$Build-9567</meta:generator>
  </office:meta>
</office:document-meta>
</file>